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,Bold" svg:font-family="'Calibri,Bold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200%" fo:text-align="start" style:justify-single-word="fals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2" style:family="paragraph" style:parent-style-name="Standard" style:list-style-name="">
      <style:paragraph-properties fo:line-height="200%" fo:text-align="start" style:justify-single-word="false" style:text-autospace="none"/>
      <style:text-properties style:font-name="Calibri,Bold" fo:font-size="12pt" fo:font-weight="normal" style:font-name-asian="Calibri,Bold" style:font-size-asian="12pt" style:font-weight-asian="normal" style:font-name-complex="Calibri,Bold" style:font-size-complex="12pt" style:font-weight-complex="normal"/>
    </style:style>
    <style:style style:name="P3" style:family="paragraph" style:parent-style-name="Standard" style:list-style-name="">
      <style:paragraph-properties fo:line-height="200%"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 style:list-style-name="">
      <style:paragraph-properties fo:line-height="200%" style:text-autospace="none"/>
      <style:text-properties fo:font-size="12pt" style:font-size-asian="12pt" style:font-size-complex="12pt"/>
    </style:style>
    <style:style style:name="T1" style:family="text">
      <style:text-properties style:font-name="Calibri" fo:font-size="10.5pt" style:font-name-asian="Calibri" style:font-size-asian="10.5pt" style:font-name-complex="Calibri" style:font-size-complex="10.5pt"/>
    </style:style>
    <style:style style:name="T2" style:family="text">
      <style:text-properties style:font-name="Calibri" style:font-name-asian="Calibri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>Engine:</text:p>
      <text:p text:style-name="P3">We did not really have a preference when choosing our game engine, we just thought that it would be</text:p>
      <text:p text:style-name="P3">cool to develop using unreal since there are a lot of popular games that were developed using it. We are developing a battle arena game so we thought it would be easier to use Unreal since Dota 2 used it.</text:p>
      <text:p text:style-name="P3">CHANGE: Turns out DotA 2 is not actually made using Unreal, but rather the Source Engine.</text:p>
      <text:p text:style-name="P1">Controls:</text:p>
      <text:p text:style-name="P2">Right Mouse Button: move to the point of the cursor</text:p>
      <text:p text:style-name="P3">W: Up</text:p>
      <text:p text:style-name="P3">S: Down</text:p>
      <text:p text:style-name="P3">A: Left</text:p>
      <text:p text:style-name="P3">D: Right</text:p>
      <text:p text:style-name="P3">Space Bar: Jump</text:p>
      <text:p text:style-name="P1">Tutorials:</text:p>
      <text:p text:style-name="P3">UDK Documentation</text:p>
      <text:p text:style-name="P3">Youtube Videos</text:p>
      <text:p text:style-name="P3">3Dbuzz</text:p>
      <text:p text:style-name="P1">Challenges:</text:p>
      <text:p text:style-name="P3">Our biggest challenge was using kismet. There are so many different objects in there so it was hard to</text:p>
      <text:p text:style-name="P3">find them and learn how to set them up to work with our game. Now that we have experience with it</text:p>
      <text:p text:style-name="P3">we will not waste as much time when implementing something new in our game.</text:p>
      <text:p text:style-name="P3">CHANGE: Unreal is really complicated and has a lot more difficulty in implementing a point and click <text:soft-page-break/>interface than we intended. <text:s/>It posed a major challenge through the remainder of the project.</text:p>
      <text:p text:style-name="P1">Transition Directions:</text:p>
      <text:p text:style-name="P4"><text:span text:style-name="T2">Copy the HW 3 code and paste it into the homework 2 code. <text:s/>The only exception is the script UTPawn.uc, which is a minor edit of a script in the UTGame folder. <text:s/>Navigate to Development/src/UTGame and paste the UTGame.uc folder there. <text:s/>BACK UP THE OLD FILE! <text:s/>Yes we know this is kindof a hack but we were running low on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,Bold" svg:font-family="'Calibri,Bold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7T22:04:31.69</meta:creation-date>
    <dc:date>2011-12-07T22:11:59.32</dc:date>
    <dc:creator>Domenic Tessari</dc:creator>
    <meta:editing-duration>PT7M2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23" meta:word-count="255" meta:character-count="1378"/>
  </office:meta>
</office:document-meta>
</file>